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aramondThree" svg:font-family="GaramondThree"/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Perpetua" svg:font-family="Perpetua" style:font-family-generic="roman"/>
    <style:font-face style:name="BellGothic-Black" svg:font-family="BellGothic-Black" style:font-family-generic="swiss"/>
    <style:font-face style:name="Adobe Garamond Pro1" svg:font-family="'Adobe Garamond Pro'" style:font-family-generic="roman" style:font-pitch="variable"/>
    <style:font-face style:name="Adobe Garamond Pro" svg:font-family="'Adobe Garamond Pro'" style:font-adornments="Regular" style:font-family-generic="roman" style:font-pitch="variable"/>
    <style:font-face style:name="Garamond 3 LT Std1" svg:font-family="'Garamond 3 LT Std'" style:font-family-generic="roman" style:font-pitch="variable"/>
    <style:font-face style:name="Garamond 3 LT Std" svg:font-family="'Garamond 3 LT Std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family-generic="swiss" style:font-pitch="variable"/>
    <style:font-face style:name="Bell Gothic Std Black1" svg:font-family="'Bell Gothic Std Black'" style:font-adornments="Black" style:font-family-generic="swiss" style:font-pitch="variable"/>
    <style:font-face style:name="Bell Gothic Std Light" svg:font-family="'Bell Gothic Std Light'" style:font-adornments="Ligh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Bell Gothic Std Black1" fo:font-size="7pt" fo:font-weight="bold" style:font-name-asian="BellGothic-Black" style:font-size-asian="7pt" style:font-weight-asian="bold" style:font-name-complex="BellGothic-Black" style:font-size-complex="7pt" style:font-weight-complex="bold"/>
    </style:style>
    <style:style style:name="P2" style:family="paragraph" style:parent-style-name="paragraph_20_text">
      <style:paragraph-properties fo:text-align="start" style:justify-single-word="false"/>
    </style:style>
    <style:style style:name="P3" style:family="paragraph" style:parent-style-name="paragraph_20_text">
      <style:paragraph-properties fo:text-align="start" style:justify-single-word="false" fo:padding="0.074cm" fo:border-left="none" fo:border-right="none" fo:border-top="none" fo:border-bottom="0.035cm solid #000000" style:join-border="false"/>
    </style:style>
    <style:style style:name="T1" style:family="text">
      <style:text-properties fo:font-variant="normal" fo:text-transform="none" fo:color="#000000" style:font-name="Adobe Garamond Pro1" fo:font-size="9.80000019073486pt" fo:letter-spacing="normal" fo:language="en" fo:country="GB" fo:font-style="normal" fo:font-weight="normal" fo:background-color="transparent" style:font-name-asian="Perpetua" style:font-size-asian="9.80000019073486pt" style:font-style-asian="normal" style:font-weight-asian="normal" style:font-name-complex="Perpetua" style:font-size-complex="9.80000019073486pt" style:font-style-complex="normal" style:font-weight-complex="normal"/>
    </style:style>
    <style:style style:name="T2" style:family="text">
      <style:text-properties fo:font-variant="normal" fo:text-transform="none" fo:color="#000000" style:font-name="Adobe Garamond Pro1" fo:font-size="9.80000019073486pt" fo:letter-spacing="normal" fo:language="en" fo:country="GB" fo:font-style="normal" fo:font-weight="bold" fo:background-color="transparent" style:font-name-asian="Perpetua" style:font-size-asian="9.80000019073486pt" style:font-style-asian="normal" style:font-weight-asian="bold" style:font-name-complex="Perpetua" style:font-size-complex="9.80000019073486pt" style:font-style-complex="normal" style:font-weight-complex="bold"/>
    </style:style>
    <style:style style:name="T3" style:family="text">
      <style:text-properties fo:font-variant="normal" fo:text-transform="none" fo:color="#333333" style:font-name="Adobe Garamond Pro1" fo:font-size="9.80000019073486pt" fo:letter-spacing="normal" fo:language="en" fo:country="GB" fo:font-style="normal" fo:font-weight="normal" fo:background-color="transparent" style:font-name-asian="Perpetua" style:font-size-asian="9.80000019073486pt" style:font-style-asian="normal" style:font-weight-asian="normal" style:font-name-complex="Perpetua" style:font-size-complex="9.80000019073486pt" style:font-style-complex="normal" style:font-weight-complex="normal"/>
    </style:style>
    <style:style style:name="T4" style:family="text">
      <style:text-properties fo:font-variant="normal" fo:text-transform="none" fo:color="#333333" style:font-name="Adobe Garamond Pro1" fo:font-size="9.80000019073486pt" fo:letter-spacing="normal" fo:language="en" fo:country="GB" fo:font-style="normal" fo:font-weight="bold" fo:background-color="transparent" style:font-name-asian="Perpetua" style:font-size-asian="9.80000019073486pt" style:font-style-asian="normal" style:font-weight-asian="bold" style:font-name-complex="Perpetua" style:font-size-complex="9.80000019073486pt" style:font-style-complex="normal" style:font-weight-complex="bold"/>
    </style:style>
    <style:style style:name="T5" style:family="text">
      <style:text-properties fo:font-variant="normal" fo:text-transform="none" fo:color="#3b5998" style:text-line-through-style="none" style:font-name="Adobe Garamond Pro1" fo:font-size="9.80000019073486pt" fo:letter-spacing="normal" fo:language="en" fo:country="GB" fo:font-style="normal" style:text-underline-style="none" fo:font-weight="normal" style:text-blinking="false" fo:background-color="transparent" style:font-name-asian="Perpetua" style:font-size-asian="9.80000019073486pt" style:font-style-asian="normal" style:font-weight-asian="normal" style:font-name-complex="Perpetua" style:font-size-complex="9.80000019073486pt" style:font-style-complex="normal" style:font-weight-complex="normal"/>
    </style:style>
    <style:style style:name="T6" style:family="text">
      <style:text-properties fo:font-variant="normal" fo:text-transform="none" fo:color="#3b5998" style:text-line-through-style="none" style:font-name="Adobe Garamond Pro1" fo:font-size="8pt" fo:letter-spacing="normal" fo:language="en" fo:country="GB" fo:font-style="normal" style:text-underline-style="none" fo:font-weight="normal" style:text-blinking="false" fo:background-color="transparent" style:font-name-asian="Perpetua" style:font-size-asian="8pt" style:font-style-asian="normal" style:font-weight-asian="normal" style:font-name-complex="Perpetua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apple-style-span"><text:span text:style-name="T4">First things first </text:span></text:span></text:p>
      <text:p text:style-name="P2"><text:span text:style-name="apple-style-span"><text:span text:style-name="T4"/></text:span></text:p>
      <text:p text:style-name="P2"><text:span text:style-name="apple-style-span"><text:span text:style-name="T3">Download Eagle from </text:span></text:span><text:a xlink:type="simple" xlink:href="http://www.cadsoftusa.com/download-eagle/?language=en"><text:span text:style-name="apple-style-span">http://www.cadsoftusa.com/download-eagle/?language=en</text:span></text:a><text:span text:style-name="apple-style-span"><text:span text:style-name="T3">, run through some simple exercises/tutorials, and/or load up some eagle files from the components below to check them out.</text:span></text:span></text:p>
      <text:p text:style-name="P2"><text:span text:style-name="apple-style-span"><text:span text:style-name="T3"/></text:span></text:p>
      <text:p text:style-name="P2"><text:span text:style-name="apple-style-span"><text:span text:style-name="T3">Have a look at </text:span></text:span><text:a xlink:type="simple" xlink:href="http://www.seeedstudio.com/depot/fusion-pcb-service-p-835.html?cPath=185"><text:span text:style-name="apple-style-span">http://www.seeedstudio.com/depot/fusion-pcb-service-p-835.html?cPath=185</text:span></text:a><text:span text:style-name="apple-style-span"><text:span text:style-name="T3"> </text:span></text:span></text:p>
      <text:p text:style-name="P2"><text:span text:style-name="apple-style-span"><text:span text:style-name="T3">and get familiar with what is needed for using this service (I've only glanced at it) Would be awesome. </text:span></text:span></text:p>
      <text:p text:style-name="P2"><text:span text:style-name="apple-style-span"><text:span text:style-name="T1"/></text:span></text:p>
      <text:p text:style-name="P3"><text:span text:style-name="apple-style-span"><text:span text:style-name="T1"><text:line-break/></text:span></text:span><text:span text:style-name="apple-style-span"><text:span text:style-name="T2">Components</text:span></text:span></text:p>
      <text:p text:style-name="P2"><text:span text:style-name="apple-style-span"><text:span text:style-name="T1"/></text:span></text:p>
      <text:p text:style-name="P2"><text:span text:style-name="apple-style-span"><text:span text:style-name="T1">Get individual parts from </text:span></text:span><text:a xlink:type="simple" xlink:href="http://australia.rs-online.com/"><text:span text:style-name="apple-style-span">http://australia.rs-online.com/</text:span></text:a><text:span text:style-name="apple-style-span"><text:span text:style-name="T1"> I think they do quick and free postage.</text:span></text:span></text:p>
      <text:p text:style-name="P2"><text:span text:style-name="apple-style-span"><text:span text:style-name="T1"/></text:span></text:p>
      <text:p text:style-name="P2"><text:span text:style-name="apple-style-span"><text:span text:style-name="T3">Robot platform I have is: </text:span></text:span><text:a xlink:type="simple" xlink:href="http://www.jaycar.com.au/productView.asp?ID=KR3130" office:target-frame-name="_blank" xlink:show="new"><text:span text:style-name="apple-style-span"><text:span text:style-name="T5">http://www.jaycar.com.au/productView.asp?ID=KR3130</text:span></text:span></text:a><text:span text:style-name="apple-style-span"><text:span text:style-name="T1"><text:line-break/><text:line-break/></text:span></text:span><text:span text:style-name="apple-style-span"><text:span text:style-name="T3">DTMF decoding schematics </text:span></text:span></text:p>
      <text:p text:style-name="P2"><text:a xlink:type="simple" xlink:href="http://www.razorconcepts.net/dtmf.html"><text:span text:style-name="apple-style-span">http://www.razorconcepts.net/dtmf.html</text:span></text:a><text:span text:style-name="apple-style-span"><text:span text:style-name="T6"> </text:span></text:span><text:span text:style-name="apple-style-span"><text:span text:style-name="T1"><text:line-break/>ignoring the BCD-to-output stuff, i.e. just look at the stuff directly needed for MT8870 </text:span></text:span></text:p>
      <text:p text:style-name="P2"><text:span text:style-name="apple-style-span"><text:span text:style-name="T1"><text:line-break/></text:span></text:span><text:span text:style-name="apple-style-span"><text:span text:style-name="T3">Motor control: (higher powered </text:span></text:span><text:a xlink:type="simple" xlink:href="http://www.sparkfun.com/products/9815"><text:span text:style-name="apple-style-span">http://www.sparkfun.com/products/9815</text:span></text:a><text:span text:style-name="apple-style-span"><text:span text:style-name="T5"> )</text:span></text:span></text:p>
      <text:p text:style-name="P2"><text:span text:style-name="apple-style-span"><text:span text:style-name="T1">or actually </text:span></text:span><text:a xlink:type="simple" xlink:href="http://www.sparkfun.com/products/9457"><text:span text:style-name="apple-style-span">http://www.sparkfun.com/products/9457</text:span></text:a><text:span text:style-name="apple-style-span"><text:span text:style-name="T1"> <text:s/>is much simpler and we don't need more than 1A motor operation.</text:span></text:span></text:p>
      <text:p text:style-name="P2"><text:span text:style-name="apple-style-span"><text:span text:style-name="T1"><text:line-break/></text:span></text:span><text:span text:style-name="apple-style-span"><text:span text:style-name="T3">Audio amplification: </text:span></text:span><text:a xlink:type="simple" xlink:href="http://www.sparkfun.com/products/11044" office:target-frame-name="_blank" xlink:show="new"><text:span text:style-name="apple-style-span"><text:span text:style-name="T5">http://www.sparkfun.com/products/11044</text:span></text:span></text:a><text:span text:style-name="apple-style-span"><text:span text:style-name="T1"><text:line-break/></text:span></text:span></text:p>
      <text:p text:style-name="P2"><text:span text:style-name="apple-style-span"><text:span text:style-name="T3">All of these have </text:span></text:span><text:span text:style-name="apple-style-span"><text:span text:style-name="T2">schematics and Eagle files</text:span></text:span><text:span text:style-name="apple-style-span"><text:span text:style-name="T1"> so it shouldn't be a hard to rejig them into a single setup. </text:span></text:span><text:span text:style-name="apple-style-span"><text:span text:style-name="T1"><text:line-break/><text:line-break/></text:span></text:span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aramondThree" svg:font-family="GaramondThree"/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Perpetua" svg:font-family="Perpetua" style:font-family-generic="roman"/>
    <style:font-face style:name="BellGothic-Black" svg:font-family="BellGothic-Black" style:font-family-generic="swiss"/>
    <style:font-face style:name="Adobe Garamond Pro1" svg:font-family="'Adobe Garamond Pro'" style:font-family-generic="roman" style:font-pitch="variable"/>
    <style:font-face style:name="Adobe Garamond Pro" svg:font-family="'Adobe Garamond Pro'" style:font-adornments="Regular" style:font-family-generic="roman" style:font-pitch="variable"/>
    <style:font-face style:name="Garamond 3 LT Std1" svg:font-family="'Garamond 3 LT Std'" style:font-family-generic="roman" style:font-pitch="variable"/>
    <style:font-face style:name="Garamond 3 LT Std" svg:font-family="'Garamond 3 LT Std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family-generic="swiss" style:font-pitch="variable"/>
    <style:font-face style:name="Bell Gothic Std Black1" svg:font-family="'Bell Gothic Std Black'" style:font-adornments="Black" style:font-family-generic="swiss" style:font-pitch="variable"/>
    <style:font-face style:name="Bell Gothic Std Light" svg:font-family="'Bell Gothic Std Light'" style:font-adornments="Ligh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ramond 3 LT Std" fo:font-size="9.8000001907348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49cm" style:type="center"/>
          <style:tab-stop style:position="10.4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_20_text" style:display-name="paragraph text" style:family="paragraph" style:parent-style-name="Standard" style:class="text">
      <style:paragraph-properties fo:line-height="120%" fo:text-align="justify" style:justify-single-word="false" style:text-autospace="none">
        <style:tab-stops>
          <style:tab-stop style:position="0.549cm"/>
        </style:tab-stops>
      </style:paragraph-properties>
      <style:text-properties style:font-name="Adobe Garamond Pro" fo:font-size="9.80000019073486pt" fo:font-weight="normal" style:font-name-asian="BellGothic-Black" style:font-size-asian="9.80000019073486pt" style:font-weight-asian="normal" style:font-name-complex="BellGothic-Black" style:font-size-complex="9.80000019073486pt" style:font-weight-complex="normal"/>
    </style:style>
    <style:style style:name="quote_20_text" style:display-name="quote text" style:family="paragraph" style:parent-style-name="Standard" style:list-style-name="" style:class="text">
      <style:paragraph-properties fo:text-align="start" style:justify-single-word="false" style:text-autospace="none"/>
      <style:text-properties style:font-name="Adobe Garamond Pro" fo:font-size="9.30000019073486pt" style:font-name-asian="GaramondThree" style:font-size-asian="9.30000019073486pt" style:font-name-complex="GaramondThree" style:font-size-complex="9.30000019073486pt"/>
    </style:style>
    <style:style style:name="Figure_20_Title" style:display-name="Figure Title" style:family="paragraph" style:parent-style-name="Standard" style:class="text">
      <style:paragraph-properties fo:margin-left="0cm" fo:margin-right="0cm" fo:line-height="120%" fo:text-align="start" style:justify-single-word="false" fo:text-indent="0cm" style:auto-text-indent="false"/>
      <style:text-properties style:font-name="Bell Gothic Std Black1" fo:font-size="8pt" fo:font-weight="900" style:font-size-asian="8pt" style:font-size-complex="8pt"/>
    </style:style>
    <style:style style:name="Figure_20_Text" style:display-name="Figure Text" style:family="paragraph" style:parent-style-name="Figure_20_Title" style:class="text">
      <style:text-properties style:font-name="Bell Gothic Std Light" fo:font-weight="250"/>
    </style:style>
    <style:style style:name="Chapter_20_Heading" style:display-name="Chapter Heading" style:family="paragraph" style:parent-style-name="Table_20_Contents" style:default-outline-level="1" style:class="text">
      <style:paragraph-properties fo:line-height="120%" fo:text-align="center" style:justify-single-word="false"/>
      <style:text-properties style:font-name="Bell Gothic Std Black1" fo:font-size="16pt" fo:font-weight="bold" style:font-name-asian="BellGothic-Black" style:font-size-asian="16pt" style:font-weight-asian="bold" style:font-name-complex="BellGothic-Black" style:font-size-complex="16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Bell Gothic Std Light" fo:font-size="7pt" fo:font-weight="250" style:font-size-asian="10pt" style:font-size-complex="10pt"/>
    </style:style>
    <style:style style:name="Subheading" style:family="paragraph" style:parent-style-name="paragraph_20_text">
      <style:paragraph-properties fo:text-align="center" style:justify-single-word="false"/>
      <style:text-properties style:font-name="Bell Gothic Std Black" fo:font-size="9.80000019073486pt" style:font-size-asian="9.80000019073486pt" style:font-size-complex="9.8000001907348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Bell Gothic Std Light" fo:font-size="7pt" fo:font-weight="250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A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style:font-name="Bell Gothic Std Black1" fo:font-size="7pt" fo:font-weight="bold" style:font-name-asian="BellGothic-Black" style:font-size-asian="7pt" style:font-weight-asian="bold" style:font-name-complex="BellGothic-Black" style:font-size-complex="7pt" style:font-weight-complex="bold"/>
    </style:style>
    <style:page-layout style:name="Mpm1">
      <style:page-layout-properties fo:page-width="14.499cm" fo:page-height="22.601cm" style:num-format="1" style:print-orientation="portrait" fo:margin-top="1.499cm" fo:margin-bottom="1.0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87cm" fo:margin-left="0cm" fo:margin-right="0cm" fo:margin-top="1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499cm" fo:page-height="22.601cm" style:num-format="1" style:print-orientation="portrait" fo:margin-top="1.499cm" fo:margin-bottom="3.0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499cm" fo:page-height="22.6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velope" style:page-layout-name="Mpm2"/>
    <style:master-page style:name="Chapter_20_Start" style:display-name="Chapter Start" style:page-layout-name="Mpm3"/>
    <style:master-page style:name="No_20_footer" style:display-name="No footer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7:10:19.56</meta:creation-date>
    <meta:editing-duration>PT01H53M55S</meta:editing-duration>
    <meta:editing-cycles>5</meta:editing-cycles>
    <meta:generator>OpenOffice.org/3.2$Win32 OpenOffice.org_project/320m18$Build-9502</meta:generator>
    <dc:title>Thesis fonts</dc:title>
    <meta:initial-creator>Josh Harle</meta:initial-creator>
    <dc:date>2012-06-09T21:47:18.26</dc:date>
    <dc:creator>Josh Harle</dc:creator>
    <meta:printed-by>Josh Harle</meta:printed-by>
    <meta:print-date>2012-06-09T20:24:57.01</meta:print-date>
    <meta:document-statistic meta:table-count="0" meta:image-count="0" meta:object-count="0" meta:page-count="2" meta:paragraph-count="12" meta:word-count="133" meta:character-count="1101"/>
    <meta:template xlink:type="simple" xlink:actuate="onRequest" xlink:title="Thesis fonts" xlink:href="file:///C:/Users/User/AppData/Roaming/OpenOffice.org/3/user/template/Thesis%20fonts.ott" meta:date="2012-06-07T17:10:20"/>
  </office:meta>
</office:document-meta>
</file>